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0.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65cm" fo:min-width="7.188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0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0.9cm" svg:height="0.7cm" svg:x="7.7cm" svg:y="8.3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7cm" svg:height="2.8cm" svg:x="2cm" svg:y="2.8cm">
          <text:p text:style-name="P2"><text:span text:style-name="T1">M</text:span></text:p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0.699cm" svg:height="4.699cm" draw:transform="rotate (-1.5707963267949) translate (12.4cm 4.19999999999999cm)" svg:viewBox="0 0 700 4700" svg:d="M0 4700c700 0 700 0 700 0 0 0 0-4266 0-4483s-200 217-200 217l-200-362v434l-300-506z">
          <text:p/>
        </draw:path>
        <draw:connector draw:style-name="gr4" draw:text-style-name="P1" draw:layer="layout" svg:x1="5.693cm" svg:y1="3.473cm" svg:x2="8.15cm" svg:y2="4.2cm" draw:end-shape="id1" draw:end-glue-point="0" svg:d="M5693 3473v113h2457v614" svg:viewBox="0 0 2458 728">
          <text:p/>
        </draw:connector>
        <draw:custom-shape draw:style-name="gr1" draw:text-style-name="P1" xml:id="id1" draw:id="id1" draw:layer="layout" svg:width="0.9cm" svg:height="0.7cm" svg:x="7.7cm" svg:y="4.2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9cm" svg:height="0.7cm" svg:x="8.6cm" svg:y="4.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7cm" svg:x="9.5cm" svg:y="4.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9cm" svg:height="0.7cm" svg:x="10.4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7cm" svg:height="2.8cm" svg:x="2cm" svg:y="6.9cm">
          <text:p text:style-name="P2"><text:span text:style-name="T1">U</text:span></text:p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0.699cm" svg:height="9.499cm" draw:transform="rotate (-1.5707963267949) translate (17.2cm 8.3cm)" svg:viewBox="0 0 700 9500" svg:d="M0 9500c700 0 700 0 700 0 0 0 0-8623 0-9062s-200 162-200 162l-200-454v454l-300-600z">
          <text:p/>
        </draw:path>
        <draw:connector draw:style-name="gr4" draw:text-style-name="P1" draw:layer="layout" svg:x1="5.693cm" svg:y1="7.573cm" svg:x2="8.15cm" svg:y2="8.3cm" draw:end-shape="id2" draw:end-glue-point="0" svg:d="M5693 7573v113h2457v614" svg:viewBox="0 0 2458 728">
          <text:p/>
        </draw:connector>
        <draw:custom-shape draw:style-name="gr1" draw:text-style-name="P3" draw:layer="layout" svg:width="4.5cm" svg:height="0.7cm" svg:x="7.7cm" svg:y="8.3cm">
          <text:p text:style-name="P3"><text:span text:style-name="T2">description de M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7cm" svg:x="13.1cm" svg:y="8.3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9cm" svg:height="0.7cm" svg:x="14cm" svg:y="8.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7cm" svg:x="14.9cm" svg:y="8.3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7cm" svg:x="12.2cm" svg:y="8.3cm">
          <text:p text:style-name="P1">#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cois SCHWARZENTRUBER</meta:initial-creator>
    <meta:creation-date>2016-09-27T14:12:00.430538353</meta:creation-date>
    <dc:date>2016-10-04T17:37:13.352600782</dc:date>
    <meta:editing-duration>PT14M58S</meta:editing-duration>
    <meta:editing-cycles>11</meta:editing-cycles>
    <meta:generator>LibreOffice/4.2.8.2$Linux_x86 LibreOffice_project/420m0$Build-2</meta:generator>
    <meta:document-statistic meta:object-count="16"/>
  </office:meta>
</office:document-meta>
</file>